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4700000035AD4D4CE70149F8D2.png" manifest:media-type="image/png"/>
  <manifest:file-entry manifest:full-path="Pictures/1000020100000345000000213E8FD2E854E2FC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4">
      <style:paragraph-properties fo:margin-top="0in" fo:margin-bottom="0in" loext:contextual-spacing="false"/>
    </style:style>
    <style:style style:name="P4" style:family="paragraph" style:parent-style-name="Text_20_body" style:list-style-name="L5">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st Function</text:h>
      <text:p text:style-name="Text_20_body">Let's first define a few variables that we will need to use:</text:p>
      <text:list xml:id="list3590648064" text:style-name="L4">
        <text:list-item>
          <text:p text:style-name="P3">L = total number of layers in the network</text:p>
        </text:list-item>
        <text:list-item>
          <text:p text:style-name="P3">sl = number of units (not counting bias unit) in layer l</text:p>
        </text:list-item>
        <text:list-item>
          <text:p text:style-name="P1">K = number of output units/classes</text:p>
        </text:list-item>
      </text:list>
      <text:p text:style-name="Text_20_body">Recall that in neural networks, we may have many output nodes. We denote <text:bookmark text:name="MathJax-Element-33-Frame"/>as being a hypothesis that results in the kth output. Our cost function for neural networks is going to be a generalization of the one we used for logistic regression. Recall that the cost function for regularized logistic regression was:</text:p>
      <text:p text:style-name="Standard"><draw:frame draw:style-name="fr1" draw:name="Image1" text:anchor-type="paragraph" svg:width="8.2429in" svg:height="0.3236in" draw:z-index="0"><draw:image xlink:href="Pictures/1000020100000345000000213E8FD2E854E2FC12.png" xlink:type="simple" xlink:show="embed" xlink:actuate="onLoad" loext:mime-type="image/x-vclgraphic"/></draw:frame></text:p>
      <text:p text:style-name="Standard">For neural networks, it is going to be slightly more complicated:</text:p>
      <text:p text:style-name="Standard"><draw:frame draw:style-name="fr2" draw:name="Image2" text:anchor-type="paragraph" svg:width="8.2618in" svg:height="0.5209in" draw:z-index="1"><draw:image xlink:href="Pictures/100002010000034700000035AD4D4CE70149F8D2.png" xlink:type="simple" xlink:show="embed" xlink:actuate="onLoad" loext:mime-type="image/x-vclgraphic"/></draw:frame></text:p>
      <text:p text:style-name="Text_20_body">We have added a few nested summations to account for our multiple output nodes. In the first part of the equation, before the square brackets, we have an additional nested summation that loops through the number of output nodes.</text:p>
      <text:p text:style-name="Text_20_body">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Text_20_body">Note:</text:p>
      <text:list xml:id="list393920571" text:style-name="L5">
        <text:list-item>
          <text:p text:style-name="P4">the double sum simply adds up the logistic regression costs calculated for each cell in the output layer</text:p>
        </text:list-item>
        <text:list-item>
          <text:p text:style-name="P4">the triple sum simply adds up the squares of all the individual Θs in the entire network.</text:p>
        </text:list-item>
        <text:list-item>
          <text:p text:style-name="P2">the i in the triple sum does <text:span text:style-name="Strong_20_Emphasis">not</text:span> refer to training example 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3:54:20.698250091</meta:creation-date>
    <dc:date>2019-07-07T14:27:41.548248585</dc:date>
    <meta:editing-duration>PT1M19S</meta:editing-duration>
    <meta:editing-cycles>1</meta:editing-cycles>
    <meta:document-statistic meta:table-count="0" meta:image-count="2" meta:object-count="0" meta:page-count="1" meta:paragraph-count="13" meta:word-count="271" meta:character-count="1483" meta:non-whitespace-character-count="1231"/>
    <meta:generator>LibreOffice/6.0.7.3$Linux_X86_64 LibreOffice_project/00m0$Build-3</meta:generator>
  </office:meta>
</office:document-meta>
</file>